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margin-top="0in" fo:margin-bottom="0in" loext:contextual-spacing="false" fo:line-height="100%" fo:break-before="page"/>
      <style:text-properties fo:font-weight="bold" style:font-weight-asian="bold" style:font-weight-complex="bold"/>
    </style:style>
    <style:style style:name="P3" style:family="paragraph" style:parent-style-name="Normal">
      <style:paragraph-properties fo:margin-top="0in" fo:margin-bottom="0in" loext:contextual-spacing="false" fo:line-height="100%" fo:break-before="page"/>
    </style:style>
    <style:style style:name="P4" style:family="paragraph" style:parent-style-name="Normal">
      <style:paragraph-properties fo:margin-top="0in" fo:margin-bottom="0in" loext:contextual-spacing="false" fo:line-height="100%" fo:text-align="center" style:justify-single-word="false"/>
      <style:text-properties fo:font-size="28pt" fo:font-weight="bold" style:font-size-asian="28pt" style:font-weight-asian="bold" style:font-size-complex="28pt" style:font-weight-complex="bold"/>
    </style:style>
    <style:style style:name="P5" style:family="paragraph" style:parent-style-name="Normal">
      <style:paragraph-properties fo:margin-top="0in" fo:margin-bottom="0in" loext:contextual-spacing="false" fo:line-height="100%"/>
      <style:text-properties fo:font-weight="bold" style:font-weight-asian="bold" style:font-weight-complex="bold"/>
    </style:style>
    <style:style style:name="P6" style:family="paragraph" style:parent-style-name="Normal">
      <style:paragraph-properties fo:margin-top="0in" fo:margin-bottom="0in" loext:contextual-spacing="false" fo:line-height="100%" fo:text-align="center" style:justify-single-word="false"/>
      <style:text-properties fo:font-weight="bold" style:font-weight-asian="bold" style:font-weight-complex="bold"/>
    </style:style>
    <style:style style:name="P7" style:family="paragraph" style:parent-style-name="Normal">
      <style:paragraph-properties fo:margin-top="0in" fo:margin-bottom="0in" loext:contextual-spacing="false" fo:line-height="100%"/>
    </style:style>
    <style:style style:name="P8" style:family="paragraph" style:parent-style-name="Normal">
      <style:paragraph-properties fo:margin-top="0in" fo:margin-bottom="0in" loext:contextual-spacing="false" fo:line-height="100%">
        <style:tab-stops>
          <style:tab-stop style:position="4.4516in"/>
        </style:tab-stops>
      </style:paragraph-properties>
    </style:style>
    <style:style style:name="P9" style:family="paragraph" style:parent-style-name="Normal">
      <style:paragraph-properties fo:margin-top="0in" fo:margin-bottom="0in" loext:contextual-spacing="false" fo:line-height="100%" fo:text-align="justify" style:justify-single-word="false"/>
    </style:style>
    <style:style style:name="P10" style:family="paragraph" style:parent-style-name="Normal">
      <style:paragraph-properties fo:margin-top="0in" fo:margin-bottom="0in" loext:contextual-spacing="false" fo:line-height="100%"/>
      <style:text-properties officeooo:rsid="00103583" officeooo:paragraph-rsid="00103583"/>
    </style:style>
    <style:style style:name="P11" style:family="paragraph" style:parent-style-name="Normal">
      <style:paragraph-properties fo:margin-top="0in" fo:margin-bottom="0in" loext:contextual-spacing="false" fo:line-height="100%"/>
      <style:text-properties style:text-outline="false"/>
    </style:style>
    <style:style style:name="P12" style:family="paragraph" style:parent-style-name="Normal">
      <style:paragraph-properties fo:margin-top="0in" fo:margin-bottom="0in" loext:contextual-spacing="false" fo:line-height="100%"/>
      <style:text-properties style:text-outline="false" officeooo:paragraph-rsid="00103583"/>
    </style:style>
    <style:style style:name="P13" style:family="paragraph" style:parent-style-name="Normal">
      <style:paragraph-properties fo:margin-top="0in" fo:margin-bottom="0in" loext:contextual-spacing="false" fo:line-height="100%"/>
      <style:text-properties fo:font-weight="normal" officeooo:rsid="00103583" officeooo:paragraph-rsid="00103583" fo:background-color="#ccff00" style:font-weight-asian="normal" style:font-weight-complex="normal"/>
    </style:style>
    <style:style style:name="P14" style:family="paragraph" style:parent-style-name="Normal">
      <style:paragraph-properties fo:margin-top="0in" fo:margin-bottom="0in" loext:contextual-spacing="false" fo:line-height="100%"/>
      <style:text-properties fo:font-weight="normal" officeooo:rsid="00103583" officeooo:paragraph-rsid="00103583" fo:background-color="#00ccff" style:font-weight-asian="normal" style:font-weight-complex="normal"/>
    </style:style>
    <style:style style:name="P15" style:family="paragraph" style:parent-style-name="Normal">
      <style:paragraph-properties fo:margin-top="0in" fo:margin-bottom="0in" loext:contextual-spacing="false" fo:line-height="100%"/>
      <style:text-properties officeooo:rsid="00103583" officeooo:paragraph-rsid="00103583" fo:background-color="#00ccff"/>
    </style:style>
    <style:style style:name="P16" style:family="paragraph" style:parent-style-name="Normal_20__28_Web_29_">
      <loext:graphic-properties draw:fill="solid" draw:fill-color="#ffffff" draw:opacity="100%"/>
      <style:paragraph-properties fo:margin-top="0in" fo:margin-bottom="0in" loext:contextual-spacing="false" fo:line-height="100%" fo:background-color="#ffffff"/>
      <style:text-properties fo:color="#000000" style:font-name="Arial" fo:font-size="11pt" style:font-size-asian="11pt" style:font-name-complex="Arial" style:font-size-complex="11pt"/>
    </style:style>
    <style:style style:name="P17" style:family="paragraph" style:parent-style-name="Normal_20__28_Web_29_">
      <loext:graphic-properties draw:fill="solid" draw:fill-color="#ffffff" draw:opacity="100%"/>
      <style:paragraph-properties fo:margin-top="0in" fo:margin-bottom="0in" loext:contextual-spacing="false" fo:line-height="100%" fo:background-color="#ffffff"/>
    </style:style>
    <style:style style:name="P18" style:family="paragraph" style:parent-style-name="Normal_20__28_Web_29_">
      <loext:graphic-properties draw:fill="solid" draw:fill-color="#ffffff" draw:opacity="100%"/>
      <style:paragraph-properties fo:margin-top="0in" fo:margin-bottom="0in" loext:contextual-spacing="false" fo:line-height="100%" fo:background-color="#ffffff"/>
      <style:text-properties officeooo:paragraph-rsid="00103583"/>
    </style:style>
    <style:style style:name="P19" style:family="paragraph" style:parent-style-name="TOC_20_1">
      <style:paragraph-properties>
        <style:tab-stops>
          <style:tab-stop style:position="6.261in" style:type="right" style:leader-style="dotted" style:leader-text="."/>
        </style:tab-stops>
      </style:paragraph-properties>
    </style:style>
    <style:style style:name="P20" style:family="paragraph" style:parent-style-name="TOC_20_2">
      <style:paragraph-properties>
        <style:tab-stops>
          <style:tab-stop style:position="6.1083in" style:type="right" style:leader-style="dotted" style:leader-text="."/>
        </style:tab-stops>
      </style:paragraph-properties>
    </style:style>
    <style:style style:name="P21" style:family="paragraph" style:parent-style-name="Heading_20_2">
      <style:paragraph-properties fo:margin-top="0in" fo:margin-bottom="0.139in" loext:contextual-spacing="false" fo:line-height="100%" fo:break-before="page"/>
    </style:style>
    <style:style style:name="P22" style:family="paragraph" style:parent-style-name="Heading_20_2">
      <style:paragraph-properties fo:margin-top="0in" fo:margin-bottom="0.139in" loext:contextual-spacing="false" fo:line-height="100%"/>
    </style:style>
    <style:style style:name="P23" style:family="paragraph" style:parent-style-name="Heading_20_2">
      <style:paragraph-properties fo:margin-top="0in" fo:margin-bottom="0.139in" loext:contextual-spacing="false" fo:line-height="100%"/>
      <style:text-properties fo:font-weight="normal" style:font-weight-asian="normal" style:font-weight-complex="normal"/>
    </style:style>
    <style:style style:name="P24" style:family="paragraph" style:parent-style-name="Heading_20_2">
      <style:paragraph-properties fo:margin-top="0in" fo:margin-bottom="0.139in" loext:contextual-spacing="false" fo:line-height="100%"/>
      <style:text-properties style:text-outline="false" fo:font-weight="normal" officeooo:paragraph-rsid="00103583" style:font-weight-asian="normal" style:font-weight-complex="normal"/>
    </style:style>
    <style:style style:name="P25" style:family="paragraph" style:parent-style-name="Heading_20_1">
      <style:paragraph-properties fo:margin-top="0in" fo:margin-bottom="0.139in" loext:contextual-spacing="false" fo:line-height="100%"/>
    </style:style>
    <style:style style:name="P26" style:family="paragraph" style:parent-style-name="Heading_20_1" style:master-page-name="MP4">
      <style:paragraph-properties fo:margin-top="0in" fo:margin-bottom="0.139in" loext:contextual-spacing="false" fo:line-height="100%" style:page-number="auto" fo:break-before="page"/>
    </style:style>
    <style:style style:name="P27" style:family="paragraph" style:parent-style-name="Heading_20_1" style:master-page-name="MP5">
      <style:paragraph-properties fo:margin-top="0in" fo:margin-bottom="0.139in" loext:contextual-spacing="false" fo:line-height="100%" style:page-number="auto" fo:break-before="page"/>
    </style:style>
    <style:style style:name="P28" style:family="paragraph" style:parent-style-name="Heading_20_1" style:master-page-name="MP6">
      <style:paragraph-properties fo:margin-top="0in" fo:margin-bottom="0.139in" loext:contextual-spacing="false" fo:line-height="100%" style:page-number="auto" fo:break-before="page"/>
    </style:style>
    <style:style style:name="P29" style:family="paragraph" style:parent-style-name="Normal" style:master-page-name="MPF0">
      <style:paragraph-properties fo:margin-top="0in" fo:margin-bottom="0in" loext:contextual-spacing="false" fo:line-height="100%" fo:text-align="center" style:justify-single-word="false" style:page-number="auto" fo:break-before="page"/>
      <style:text-properties fo:font-size="28pt" style:font-size-asian="28pt" style:font-size-complex="28pt"/>
    </style:style>
    <style:style style:name="P30" style:family="paragraph" style:parent-style-name="Normal">
      <style:paragraph-properties fo:margin-top="0in" fo:margin-bottom="0in" loext:contextual-spacing="false" fo:line-height="100%"/>
      <style:text-properties officeooo:paragraph-rsid="001247cc"/>
    </style:style>
    <style:style style:name="P31" style:family="paragraph" style:parent-style-name="Normal">
      <style:paragraph-properties fo:margin-top="0in" fo:margin-bottom="0in" loext:contextual-spacing="false" fo:line-height="100%"/>
      <style:text-properties officeooo:rsid="00103583" officeooo:paragraph-rsid="00103583" fo:background-color="#00ccff"/>
    </style:style>
    <style:style style:name="P32" style:family="paragraph" style:parent-style-name="Normal">
      <style:paragraph-properties fo:margin-top="0in" fo:margin-bottom="0in" loext:contextual-spacing="false" fo:line-height="100%"/>
      <style:text-properties fo:font-weight="bold" officeooo:rsid="001247cc" officeooo:paragraph-rsid="001247cc" fo:background-color="transparent" style:font-weight-asian="bold" style:font-weight-complex="bold"/>
    </style:style>
    <style:style style:name="P33" style:family="paragraph" style:parent-style-name="Normal">
      <style:paragraph-properties fo:margin-top="0in" fo:margin-bottom="0in" loext:contextual-spacing="false" fo:line-height="100%"/>
      <style:text-properties fo:font-weight="bold" officeooo:rsid="001247cc" officeooo:paragraph-rsid="001247cc" fo:background-color="#00ccff" style:font-weight-asian="bold" style:font-weight-complex="bold"/>
    </style:style>
    <style:style style:name="P34" style:family="paragraph" style:parent-style-name="Normal">
      <style:paragraph-properties fo:margin-top="0in" fo:margin-bottom="0in" loext:contextual-spacing="false" fo:line-height="100%"/>
      <style:text-properties fo:font-weight="bold" officeooo:rsid="001247cc" officeooo:paragraph-rsid="001247cc" fo:background-color="#ccff00" style:font-weight-asian="bold" style:font-weight-complex="bold"/>
    </style:style>
    <style:style style:name="P35" style:family="paragraph" style:parent-style-name="Normal">
      <style:paragraph-properties fo:margin-top="0in" fo:margin-bottom="0in" loext:contextual-spacing="false" fo:line-height="100%"/>
      <style:text-properties style:font-name="Consolas" officeooo:rsid="001247cc" officeooo:paragraph-rsid="001247cc"/>
    </style:style>
    <style:style style:name="P36" style:family="paragraph" style:parent-style-name="Normal">
      <style:paragraph-properties fo:margin-left="0in" fo:margin-right="0in" fo:margin-top="0in" fo:margin-bottom="0in" loext:contextual-spacing="false" fo:line-height="100%" fo:text-indent="0in" style:auto-text-indent="false"/>
      <style:text-properties style:font-name="Consolas" officeooo:rsid="001247cc" officeooo:paragraph-rsid="001247cc"/>
    </style:style>
    <style:style style:name="P37" style:family="paragraph" style:parent-style-name="Normal">
      <style:paragraph-properties fo:margin-left="0in" fo:margin-right="0in" fo:margin-top="0in" fo:margin-bottom="0in" loext:contextual-spacing="false" fo:line-height="100%" fo:text-indent="0in" style:auto-text-indent="false"/>
      <style:text-properties style:font-name="Consolas" officeooo:rsid="00141968" officeooo:paragraph-rsid="00156137"/>
    </style:style>
    <style:style style:name="P38" style:family="paragraph" style:parent-style-name="Normal">
      <style:paragraph-properties fo:margin-left="0in" fo:margin-right="0in" fo:margin-top="0in" fo:margin-bottom="0in" loext:contextual-spacing="false" fo:line-height="100%" fo:text-indent="0in" style:auto-text-indent="false"/>
      <style:text-properties style:font-name="Consolas" officeooo:rsid="00141968" officeooo:paragraph-rsid="00141968"/>
    </style:style>
    <style:style style:name="P39" style:family="paragraph" style:parent-style-name="Normal">
      <style:paragraph-properties fo:margin-left="0in" fo:margin-right="0in" fo:margin-top="0in" fo:margin-bottom="0in" loext:contextual-spacing="false" fo:line-height="100%" fo:text-indent="0in" style:auto-text-indent="false"/>
      <style:text-properties style:font-name="Consolas" officeooo:rsid="00156137" officeooo:paragraph-rsid="00156137"/>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fo:color="#000000" style:font-name="Arial" fo:font-size="11pt" officeooo:rsid="00103583" style:font-size-asian="11pt" style:font-name-complex="Arial" style:font-size-complex="11pt"/>
    </style:style>
    <style:style style:name="T4" style:family="text">
      <style:text-properties officeooo:rsid="00103583"/>
    </style:style>
    <style:style style:name="T5" style:family="text">
      <style:text-properties fo:font-weight="normal" style:font-weight-asian="normal" style:font-weight-complex="normal"/>
    </style:style>
    <style:style style:name="T6" style:family="text">
      <style:text-properties officeooo:rsid="00108ab1"/>
    </style:style>
    <style:style style:name="T7" style:family="text">
      <style:text-properties officeooo:rsid="00141968"/>
    </style:style>
    <style:style style:name="T8" style:family="text">
      <style:text-properties officeooo:rsid="00156137"/>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OMP4</text:p>
      <text:p text:style-name="P4">Twitter quiz bot</text:p>
      <text:p text:style-name="P6"/>
      <text:p text:style-name="P6">Candidate name: Marco Scannadinari</text:p>
      <text:p text:style-name="P6">Candidate number: 1469</text:p>
      <text:p text:style-name="P6">Centre: Acton High School</text:p>
      <text:p text:style-name="P6">Centre number: 12448</text:p>
      <text:p text:style-name="P5"/>
      <text:p text:style-name="P2"/>
      <text:p text:style-name="P7"><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9"><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20"><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20"><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20"><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20"><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20"><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20"><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20"><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20"><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20"><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20"><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20"><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20"><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20"><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20"><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19"><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20"><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20"><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20"><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20"><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20"><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20"><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20"><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20"><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20"><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20"><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20"><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20"><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20"><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19"><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19"><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19"><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20"><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20"><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20"><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20"><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19"><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20"><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20"><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20"><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20"><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8"/>
      <text:h text:style-name="P21" text:outline-level="2"/>
      <text:section text:style-name="Sect2" text:name="Sect1">
        <text:h text:style-name="P25" text:outline-level="1"><text:bookmark-start text:name="_Toc431455645"/><text:bookmark-start text:name="__RefHeading___Toc617_1339554533"/><text:bookmark-start text:name="_Toc431819571"/>Analysis<text:bookmark-end text:name="_Toc431455645"/><text:bookmark-end text:name="__RefHeading___Toc617_1339554533"/><text:bookmark-end text:name="_Toc431819571"/></text:h>
        <text:h text:style-name="P22" text:outline-level="2"><text:bookmark-start text:name="_Toc431455646"/><text:bookmark-start text:name="__RefHeading___Toc619_1339554533"/><text:bookmark-start text:name="_Toc431819572"/>Background and Problem Identification<text:bookmark-end text:name="_Toc431455646"/><text:bookmark-end text:name="__RefHeading___Toc619_1339554533"/><text:bookmark-end text:name="_Toc431819572"/></text:h>
        <text:p text:style-name="P7"/>
        <text:p text:style-name="P7">Currently, homework is provisioned in the form of an assignment due for a specific date in the future, known both to the teacher and the student. This is used as a form of revision.</text:p>
        <text:p text:style-name="P7"/>
        <text:p text:style-name="P7">The problem with this system is that the students have a relatively long period of time to research about and complete the homework task, which does not reflect an exam environment, where the themes of an exam are not known beforehand.</text:p>
        <text:p text:style-name="P7"/>
        <text:h text:style-name="P22" text:outline-level="2"><text:bookmark-start text:name="_Toc431455647"/><text:bookmark-start text:name="__RefHeading___Toc621_1339554533"/><text:bookmark-start text:name="_Toc431819573"/>Description of current system<text:bookmark-end text:name="_Toc431455647"/><text:bookmark-end text:name="__RefHeading___Toc621_1339554533"/><text:bookmark-end text:name="_Toc431819573"/></text:h>
        <text:p text:style-name="P16"/>
        <text:p text:style-name="P16">Students must study all aspects of the subject they are taking to prepare for an exam. This process is separate from teacher assigned homework, which creates inefficiency.</text:p>
        <text:p text:style-name="P16"/>
        <text:h text:style-name="P22" text:outline-level="2"><text:bookmark-start text:name="_Toc431455648"/><text:bookmark-start text:name="__RefHeading___Toc623_1339554533"/><text:bookmark-start text:name="_Toc431819574"/>User(s) identification<text:bookmark-end text:name="_Toc431455648"/><text:bookmark-end text:name="__RefHeading___Toc623_1339554533"/><text:bookmark-end text:name="_Toc431819574"/></text:h>
        <text:p text:style-name="P7"><text:span text:style-name="T4">My user is Mr. Mothada, a Computing teacher at Acton Sixth Form.</text:span><text:line-break/></text:p>
        <text:h text:style-name="P22" text:outline-level="2"><text:bookmark-start text:name="_Toc431455649"/><text:bookmark-start text:name="__RefHeading___Toc625_1339554533"/><text:bookmark-start text:name="_Toc431819575"/>User needs &amp; limitations<text:bookmark-end text:name="_Toc431455649"/><text:bookmark-end text:name="__RefHeading___Toc625_1339554533"/><text:bookmark-end text:name="_Toc431819575"/></text:h>
        <text:p text:style-name="P18"><text:span text:style-name="Default_20_Paragraph_20_Font"><text:span text:style-name="T3">#</text:span></text:span></text:p>
        <text:p text:style-name="P17"><text:span text:style-name="Default_20_Paragraph_20_Font"><text:span text:style-name="T2"/></text:span></text:p>
        <text:h text:style-name="P22" text:outline-level="2"><text:bookmark-start text:name="_Toc431455650"/><text:bookmark-start text:name="_Toc431819576"/><text:bookmark-start text:name="__RefHeading___Toc627_1339554533"/>Data source(s) and destination(s)<text:bookmark-end text:name="_Toc431455650"/><text:bookmark-end text:name="_Toc431819576"/><text:bookmark-end text:name="__RefHeading___Toc627_1339554533"/></text:h>
        <text:p text:style-name="P32">Key:</text:p>
        <text:p text:style-name="P33">← (input)</text:p>
        <text:p text:style-name="P34">→ (output)</text:p>
        <text:p text:style-name="P15"/>
        <text:p text:style-name="P15">← API key, <text:span text:style-name="T6">given by Twitter to application developers used to access the API</text:span></text:p>
        <text:p text:style-name="P15">← User authorisation, <text:span text:style-name="T6">given by the user to an application to grant access to their account</text:span></text:p>
        <text:p text:style-name="P15">← Questions and correct answers, <text:span text:style-name="T6">input by the user defining questions to be sent by the application, and the correct answers to those questions</text:span></text:p>
        <text:p text:style-name="P15">← Followers, <text:span text:style-name="T6">users of Twitter who follow the application's Twitter account to be notified of questions</text:span></text:p>
        <text:p text:style-name="P13">→ Question tweets, <text:span text:style-name="T6">tweets sent by the application stating a question. Following users can respond to them</text:span></text:p>
        <text:p text:style-name="P14">← Answer tweets, <text:span text:style-name="T6">tweets sent by the followers of the application's account giving their answer (these should be private messages to avoid cheating)</text:span></text:p>
        <text:p text:style-name="P13">→ Data, <text:span text:style-name="T6">the data of users' answers (correct/incorrect answers, time to answer, …) stored in a database</text:span></text:p>
        <text:p text:style-name="P13">→ Statistics website, <text:span text:style-name="T6">generated from the database presenting the data in a clear way</text:span></text:p>
        <text:p text:style-name="P7"/>
        <text:h text:style-name="P22" text:outline-level="2"><text:bookmark-start text:name="_Toc431455651"/><text:bookmark-start text:name="__RefHeading___Toc629_1339554533"/><text:bookmark-start text:name="_Toc431819577"/>Data volumes<text:bookmark-end text:name="_Toc431455651"/><text:bookmark-end text:name="__RefHeading___Toc629_1339554533"/><text:bookmark-end text:name="_Toc431819577"/></text:h>
        <text:p text:style-name="P10">#</text:p>
        <text:p text:style-name="P7"/>
        <text:h text:style-name="P22" text:outline-level="2"><text:bookmark-start text:name="_Toc431455652"/><text:bookmark-start text:name="__RefHeading___Toc631_1339554533"/><text:bookmark-start text:name="_Toc431819578"/><text:soft-page-break/><text:span text:style-name="T5">Analysis data dictionary</text:span><text:bookmark-end text:name="_Toc431455652"/><text:bookmark-end text:name="__RefHeading___Toc631_1339554533"/><text:bookmark-end text:name="_Toc431819578"/></text:h>
        <text:p text:style-name="P35">api_key: string</text:p>
        <text:p text:style-name="P35"/>
        <text:p text:style-name="P36">twitter_bot: <text:span text:style-name="T7">RethinkDB </text:span>database</text:p>
        <text:p text:style-name="P36"><text:s text:c="2"/>users</text:p>
        <text:p text:style-name="P36"><text:s text:c="4"/>id: <text:span text:style-name="T7">uuid</text:span></text:p>
        <text:p text:style-name="P36"><text:s text:c="4"/>username: <text:span text:style-name="T7">string</text:span></text:p>
        <text:p text:style-name="P37"><text:s text:c="4"/>questions_answered: dictionary (key: uuid, value: <text:span text:style-name="T8">dictionary {</text:span></text:p>
        <text:p text:style-name="P37"><text:s text:c="6"/>“<text:span text:style-name="T8">time_to_answer”: int (msecs)</text:span></text:p>
        <text:p text:style-name="P39"><text:s text:c="6"/>“answer”: string</text:p>
        <text:p text:style-name="P37"><text:span text:style-name="T8"><text:s text:c="4"/>}</text:span>)</text:p>
        <text:p text:style-name="P36"/>
        <text:p text:style-name="P36"><text:s text:c="2"/>questions</text:p>
        <text:p text:style-name="P36"><text:s text:c="4"/>id: <text:span text:style-name="T7">uuid</text:span></text:p>
        <text:p text:style-name="P38"><text:s text:c="4"/>asked: boolean</text:p>
        <text:p text:style-name="P36"><text:s text:c="4"/>question: <text:span text:style-name="T7">string</text:span></text:p>
        <text:p text:style-name="P36"><text:s text:c="4"/>answers: <text:span text:style-name="T7">array (string)</text:span></text:p>
        <text:p text:style-name="P38"><text:s text:c="4"/>correct_answer: string</text:p>
        <text:p text:style-name="P30"/>
        <text:h text:style-name="P22" text:outline-level="2"><text:bookmark-start text:name="_Toc431455653"/><text:bookmark-start text:name="__RefHeading___Toc633_1339554533"/><text:bookmark-start text:name="_Toc431819579"/><text:span text:style-name="T5">DFDs existing and proposed</text:span><text:bookmark-end text:name="_Toc431455653"/><text:bookmark-end text:name="__RefHeading___Toc633_1339554533"/><text:bookmark-end text:name="_Toc431819579"/></text:h>
        <text:p text:style-name="P7">Your text here</text:p>
        <text:p text:style-name="P7"/>
        <text:h text:style-name="P23" text:outline-level="2"><text:bookmark-start text:name="_Toc431455654"/><text:bookmark-start text:name="__RefHeading___Toc635_1339554533"/><text:bookmark-start text:name="_Toc431819580"/>Objectives<text:bookmark-end text:name="_Toc431455654"/><text:bookmark-end text:name="__RefHeading___Toc635_1339554533"/><text:bookmark-end text:name="_Toc431819580"/></text:h>
        <text:p text:style-name="P7">Your text here</text:p>
        <text:p text:style-name="P7"/>
        <text:h text:style-name="P23" text:outline-level="2"><text:bookmark-start text:name="_Toc431455655"/><text:bookmark-start text:name="__RefHeading___Toc637_1339554533"/><text:bookmark-start text:name="_Toc431819581"/>Complexity<text:bookmark-end text:name="_Toc431455655"/><text:bookmark-end text:name="__RefHeading___Toc637_1339554533"/><text:bookmark-end text:name="_Toc431819581"/></text:h>
        <text:p text:style-name="P7">Your text here</text:p>
        <text:p text:style-name="P7"/>
        <text:h text:style-name="P23" text:outline-level="2"><text:bookmark-start text:name="_Toc431455656"/><text:bookmark-start text:name="__RefHeading___Toc639_1339554533"/><text:bookmark-start text:name="_Toc431819582"/>Potential solutions<text:bookmark-end text:name="_Toc431455656"/><text:bookmark-end text:name="__RefHeading___Toc639_1339554533"/><text:bookmark-end text:name="_Toc431819582"/></text:h>
        <text:p text:style-name="P7">Your text here</text:p>
        <text:p text:style-name="P7"/>
        <text:h text:style-name="P23" text:outline-level="2"><text:bookmark-start text:name="_Toc431455657"/><text:bookmark-start text:name="__RefHeading___Toc641_1339554533"/><text:bookmark-start text:name="_Toc431819583"/>Proposed solution<text:bookmark-end text:name="_Toc431455657"/><text:bookmark-end text:name="__RefHeading___Toc641_1339554533"/><text:bookmark-end text:name="_Toc431819583"/></text:h>
        <text:p text:style-name="P7">Your text here</text:p>
        <text:p text:style-name="P11"/>
        <text:h text:style-name="P24" text:outline-level="2"><text:bookmark-start text:name="_Toc431455658"/><text:bookmark-start text:name="__RefHeading___Toc643_1339554533"/><text:bookmark-start text:name="_Toc431819584"/>Use of formal method(s)<text:bookmark-end text:name="_Toc431455658"/><text:bookmark-end text:name="__RefHeading___Toc643_1339554533"/><text:bookmark-end text:name="_Toc431819584"/></text:h>
        <text:p text:style-name="P12">Your text here</text:p>
        <text:p text:style-name="P7"/>
        <text:h text:style-name="P23" text:outline-level="2"><text:bookmark-start text:name="_Toc431455659"/><text:bookmark-start text:name="__RefHeading___Toc645_1339554533"/><text:bookmark-start text:name="_Toc431819585"/>Objects<text:bookmark-end text:name="_Toc431455659"/><text:bookmark-end text:name="__RefHeading___Toc645_1339554533"/><text:bookmark-end text:name="_Toc431819585"/></text:h>
        <text:p text:style-name="P7">Your text here</text:p>
        <text:p text:style-name="P7"/>
      </text:section>
      <text:section text:style-name="Sect2" text:name="Sect2">
        <text:h text:style-name="P25" text:outline-level="1"><text:bookmark-start text:name="_Toc431455660"/><text:bookmark-start text:name="__RefHeading___Toc647_1339554533"/><text:bookmark-start text:name="_Toc431819586"/>Design<text:bookmark-end text:name="_Toc431455660"/><text:bookmark-end text:name="__RefHeading___Toc647_1339554533"/><text:bookmark-end text:name="_Toc431819586"/></text:h>
        <text:h text:style-name="P22" text:outline-level="2"><text:bookmark-start text:name="_Toc431455661"/><text:bookmark-start text:name="__RefHeading___Toc649_1339554533"/><text:bookmark-start text:name="_Toc431819587"/>Overall system design<text:bookmark-end text:name="_Toc431455661"/><text:bookmark-end text:name="__RefHeading___Toc649_1339554533"/><text:bookmark-end text:name="_Toc431819587"/></text:h>
        <text:p text:style-name="P9">Your text here</text:p>
        <text:p text:style-name="P9"><text:soft-page-break/></text:p>
        <text:h text:style-name="P22" text:outline-level="2"><text:bookmark-start text:name="_Toc431455662"/><text:bookmark-start text:name="__RefHeading___Toc651_1339554533"/><text:bookmark-start text:name="_Toc431819588"/>Modular structure<text:bookmark-end text:name="_Toc431455662"/><text:bookmark-end text:name="__RefHeading___Toc651_1339554533"/><text:bookmark-end text:name="_Toc431819588"/></text:h>
        <text:p text:style-name="P9">Your text here</text:p>
        <text:p text:style-name="P9"/>
        <text:h text:style-name="P22" text:outline-level="2"><text:bookmark-start text:name="_Toc431455663"/><text:bookmark-start text:name="__RefHeading___Toc653_1339554533"/><text:bookmark-start text:name="_Toc431819589"/>Record or database structure<text:bookmark-end text:name="_Toc431455663"/><text:bookmark-end text:name="__RefHeading___Toc653_1339554533"/><text:bookmark-end text:name="_Toc431819589"/></text:h>
        <text:p text:style-name="P9">Your text here.</text:p>
        <text:p text:style-name="P9"/>
        <text:h text:style-name="P22" text:outline-level="2"><text:bookmark-start text:name="_Toc431455664"/><text:bookmark-start text:name="__RefHeading___Toc655_1339554533"/><text:bookmark-start text:name="_Toc431819590"/>Validation including errors<text:bookmark-end text:name="_Toc431455664"/><text:bookmark-end text:name="__RefHeading___Toc655_1339554533"/><text:bookmark-end text:name="_Toc431819590"/></text:h>
        <text:p text:style-name="P9">Your text here</text:p>
        <text:p text:style-name="P9"/>
        <text:h text:style-name="P22" text:outline-level="2"><text:bookmark-start text:name="_Toc431455665"/><text:bookmark-start text:name="__RefHeading___Toc657_1339554533"/><text:bookmark-start text:name="_Toc431819591"/>File organisation and processing<text:bookmark-end text:name="_Toc431455665"/><text:bookmark-end text:name="__RefHeading___Toc657_1339554533"/><text:bookmark-end text:name="_Toc431819591"/></text:h>
        <text:p text:style-name="P9">Your text here</text:p>
        <text:p text:style-name="P9"/>
        <text:h text:style-name="P22" text:outline-level="2"><text:bookmark-start text:name="_Toc431455666"/><text:bookmark-start text:name="__RefHeading___Toc659_1339554533"/><text:bookmark-start text:name="_Toc431819592"/>Database design and E-R model<text:bookmark-end text:name="_Toc431455666"/><text:bookmark-end text:name="__RefHeading___Toc659_1339554533"/><text:bookmark-end text:name="_Toc431819592"/></text:h>
        <text:p text:style-name="P9">Your text here</text:p>
        <text:h text:style-name="P22" text:outline-level="2"><text:bookmark-start text:name="_Toc431455667"/><text:bookmark-start text:name="__RefHeading___Toc661_1339554533"/><text:bookmark-start text:name="_Toc431819593"/>Storage media &amp; format<text:bookmark-end text:name="_Toc431455667"/><text:bookmark-end text:name="__RefHeading___Toc661_1339554533"/><text:bookmark-end text:name="_Toc431819593"/></text:h>
        <text:p text:style-name="P9">Your text here</text:p>
        <text:h text:style-name="P22" text:outline-level="2"><text:bookmark-start text:name="_Toc431455668"/><text:bookmark-start text:name="__RefHeading___Toc663_1339554533"/><text:bookmark-start text:name="_Toc431819594"/>Algorithms for data transformation<text:bookmark-end text:name="_Toc431455668"/><text:bookmark-end text:name="__RefHeading___Toc663_1339554533"/><text:bookmark-end text:name="_Toc431819594"/></text:h>
        <text:p text:style-name="P9">Your text here</text:p>
        <text:h text:style-name="P22" text:outline-level="2"><text:bookmark-start text:name="_Toc431455669"/><text:bookmark-start text:name="__RefHeading___Toc665_1339554533"/><text:bookmark-start text:name="_Toc431819595"/>User interface<text:bookmark-end text:name="_Toc431455669"/><text:bookmark-end text:name="__RefHeading___Toc665_1339554533"/><text:bookmark-end text:name="_Toc431819595"/></text:h>
        <text:p text:style-name="P9">Your text here</text:p>
        <text:h text:style-name="P22" text:outline-level="2"><text:bookmark-start text:name="_Toc431455670"/><text:bookmark-start text:name="__RefHeading___Toc667_1339554533"/><text:bookmark-start text:name="_Toc431819596"/>Security and integrity of data<text:bookmark-end text:name="_Toc431455670"/><text:bookmark-end text:name="__RefHeading___Toc667_1339554533"/><text:bookmark-end text:name="_Toc431819596"/></text:h>
        <text:p text:style-name="P9">Your text here</text:p>
        <text:h text:style-name="P22" text:outline-level="2"><text:bookmark-start text:name="_Toc431455671"/><text:bookmark-start text:name="__RefHeading___Toc669_1339554533"/><text:bookmark-start text:name="_Toc431819597"/>System security<text:bookmark-end text:name="_Toc431455671"/><text:bookmark-end text:name="__RefHeading___Toc669_1339554533"/><text:bookmark-end text:name="_Toc431819597"/></text:h>
        <text:p text:style-name="P9">Your text here</text:p>
        <text:h text:style-name="P22" text:outline-level="2"><text:bookmark-start text:name="_Toc431455672"/><text:bookmark-start text:name="__RefHeading___Toc671_1339554533"/><text:bookmark-start text:name="_Toc431819598"/>Outline test strategy<text:bookmark-end text:name="_Toc431455672"/><text:bookmark-end text:name="__RefHeading___Toc671_1339554533"/><text:bookmark-end text:name="_Toc431819598"/></text:h>
        <text:p text:style-name="P9">Your text here</text:p>
        <text:h text:style-name="P22" text:outline-level="2"><text:bookmark-start text:name="_Toc431455673"/><text:bookmark-start text:name="__RefHeading___Toc673_1339554533"/><text:bookmark-start text:name="_Toc431819599"/>Test plan<text:bookmark-end text:name="_Toc431455673"/><text:bookmark-end text:name="__RefHeading___Toc673_1339554533"/><text:bookmark-end text:name="_Toc431819599"/></text:h>
        <text:p text:style-name="P9">Your text here</text:p>
        <text:p text:style-name="P9"/>
        <text:p text:style-name="P3"/>
      </text:section>
      <text:section text:style-name="Sect2" text:name="Sect3">
        <text:h text:style-name="P25" text:outline-level="1"><text:bookmark-start text:name="_Toc431455674"/><text:bookmark-start text:name="__RefHeading___Toc675_1339554533"/><text:bookmark-start text:name="_Toc431819600"/>Technical solution<text:bookmark-end text:name="_Toc431455674"/><text:bookmark-end text:name="__RefHeading___Toc675_1339554533"/><text:bookmark-end text:name="_Toc431819600"/></text:h>
        <text:p text:style-name="P7">This section should contain the listings of your code, and perhaps sample screenshots of solution in operation.</text:p>
      </text:section>
      <text:h text:style-name="P26" text:outline-level="1"><text:bookmark-start text:name="_Toc431455675"/><text:bookmark-start text:name="__RefHeading___Toc677_1339554533"/><text:bookmark-start text:name="_Toc431819601"/>System testing<text:bookmark-end text:name="_Toc431455675"/><text:bookmark-end text:name="__RefHeading___Toc677_1339554533"/><text:bookmark-end text:name="_Toc431819601"/></text:h>
      <text:p text:style-name="P7">Include your table from the design section here, and now fill in the final column. Where there is not enough space to show the screenshot, add an extra row below the test and paste it into there.</text:p>
      <text:h text:style-name="P27" text:outline-level="1"><text:bookmark-start text:name="_Toc431455676"/><text:bookmark-start text:name="__RefHeading___Toc679_1339554533"/><text:bookmark-start text:name="_Toc431819602"/>System maintenance<text:bookmark-end text:name="_Toc431455676"/><text:bookmark-end text:name="__RefHeading___Toc679_1339554533"/><text:bookmark-end text:name="_Toc431819602"/></text:h>
      <text:p text:style-name="P7">Your text here</text:p>
      <text:h text:style-name="P22" text:outline-level="2"><text:bookmark-start text:name="_Toc431455677"/><text:bookmark-start text:name="__RefHeading___Toc681_1339554533"/><text:bookmark-start text:name="_Toc431819603"/>System overview<text:bookmark-end text:name="_Toc431455677"/><text:bookmark-end text:name="__RefHeading___Toc681_1339554533"/><text:bookmark-end text:name="_Toc431819603"/></text:h>
      <text:p text:style-name="P7">Your text here</text:p>
      <text:h text:style-name="P22" text:outline-level="2"><text:bookmark-start text:name="_Toc431455678"/><text:bookmark-start text:name="__RefHeading___Toc683_1339554533"/><text:bookmark-start text:name="_Toc431819604"/>Algorithms (or alternative way to document solution)<text:bookmark-end text:name="_Toc431455678"/><text:bookmark-end text:name="__RefHeading___Toc683_1339554533"/><text:bookmark-end text:name="_Toc431819604"/></text:h>
      <text:p text:style-name="P7">Your text here</text:p>
      <text:h text:style-name="P22" text:outline-level="2"><text:bookmark-start text:name="_Toc431455679"/><text:bookmark-start text:name="__RefHeading___Toc685_1339554533"/><text:bookmark-start text:name="_Toc431819605"/>Annotated listings/screens showing key parts of the program<text:bookmark-end text:name="_Toc431455679"/><text:bookmark-end text:name="__RefHeading___Toc685_1339554533"/><text:bookmark-end text:name="_Toc431819605"/></text:h>
      <text:p text:style-name="P7">Your text here</text:p>
      <text:h text:style-name="P22" text:outline-level="2"><text:bookmark-start text:name="_Toc431455680"/><text:bookmark-start text:name="__RefHeading___Toc687_1339554533"/><text:bookmark-start text:name="_Toc431819606"/>Objects, Methods and Data Structures<text:bookmark-end text:name="_Toc431455680"/><text:bookmark-end text:name="__RefHeading___Toc687_1339554533"/><text:bookmark-end text:name="_Toc431819606"/></text:h>
      <text:p text:style-name="P7">Your text here</text:p>
      <text:h text:style-name="P28" text:outline-level="1"><text:bookmark-start text:name="_Toc431455681"/><text:bookmark-start text:name="__RefHeading___Toc689_1339554533"/><text:bookmark-start text:name="_Toc431819607"/>Appraisal<text:bookmark-end text:name="_Toc431455681"/><text:bookmark-end text:name="__RefHeading___Toc689_1339554533"/><text:bookmark-end text:name="_Toc431819607"/></text:h>
      <text:h text:style-name="P22" text:outline-level="2"><text:bookmark-start text:name="_Toc431455682"/><text:bookmark-start text:name="__RefHeading___Toc691_1339554533"/><text:bookmark-start text:name="_Toc431819608"/>Evaluation of objectives<text:bookmark-end text:name="_Toc431455682"/><text:bookmark-end text:name="__RefHeading___Toc691_1339554533"/><text:bookmark-end text:name="_Toc431819608"/></text:h>
      <text:p text:style-name="P7">Your text here</text:p>
      <text:h text:style-name="P22" text:outline-level="2"><text:bookmark-start text:name="_Toc431455683"/><text:bookmark-start text:name="__RefHeading___Toc693_1339554533"/><text:bookmark-start text:name="_Toc431819609"/>Further development<text:bookmark-end text:name="_Toc431455683"/><text:bookmark-end text:name="__RefHeading___Toc693_1339554533"/><text:bookmark-end text:name="_Toc431819609"/></text:h>
      <text:p text:style-name="P7">Your text here</text:p>
      <text:h text:style-name="P22" text:outline-level="2"><text:bookmark-start text:name="_Toc431455684"/><text:bookmark-start text:name="__RefHeading___Toc695_1339554533"/><text:bookmark-start text:name="_Toc431819610"/>User feedback<text:bookmark-end text:name="_Toc431455684"/><text:bookmark-end text:name="__RefHeading___Toc695_1339554533"/><text:bookmark-end text:name="_Toc431819610"/></text:h>
      <text:p text:style-name="P7">Your text here</text:p>
      <text:h text:style-name="P22" text:outline-level="2"><text:bookmark-start text:name="_Toc431455685"/><text:bookmark-start text:name="__RefHeading___Toc697_1339554533"/><text:bookmark-start text:name="_Toc431819611"/>Analysis of user feedback<text:bookmark-end text:name="_Toc431455685"/><text:bookmark-end text:name="__RefHeading___Toc697_1339554533"/><text:bookmark-end text:name="_Toc431819611"/></text:h>
      <text:p text:style-name="P7">Your text here</text:p>
      <text:section text:style-name="Sect2" text:name="Sect7">
        <text:p text:style-name="P7">asdasd</text:p>
      </text:section>
      <text:section text:style-name="Sect2" text:name="Sect8">
        <text:p text:style-name="P7">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Eras Demi ITC" fo:font-family="'Eras Demi ITC'"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 style:family="paragraph">
      <style:paragraph-properties fo:margin-left="0.0008in" fo:margin-right="0.0008in" fo:margin-top="0.0008in" fo:margin-bottom="0.0008in" loext:contextual-spacing="false" fo:line-height="100%" fo:text-align="justify" style:justify-single-word="false" fo:orphans="0" fo:widows="0" fo:hyphenation-ladder-count="no-limit" fo:text-indent="0.0008in"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in" fo:margin-bottom="0in"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1457in" fo:margin-left="0in" fo:margin-right="0in" fo:margin-bottom="0in" style:dynamic-spacing="true"/>
      </style:header-style>
      <style:footer-style>
        <style:header-footer-properties fo:min-height="-0.1457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11.6929in" fo:page-height="8.2681in" style:num-format="1" style:print-orientation="landscape" fo:margin-top="0.3543in" fo:margin-bottom="0.3543in" fo:margin-left="0.4925in" fo:margin-right="0.6673in" style:writing-mode="lr-tb" style:footnote-max-height="0in">
        <style:footnote-sep style:width="0.0071in" style:line-style="solid" style:adjustment="left" style:rel-width="33%" style:color="#000000"/>
      </style:page-layout-properties>
      <style:header-style>
        <style:header-footer-properties fo:min-height="0.6457in" fo:margin-left="0in" fo:margin-right="0in" fo:margin-bottom="0in" style:dynamic-spacing="true"/>
      </style:header-style>
      <style:footer-style>
        <style:header-footer-properties fo:min-height="0.6457in" fo:margin-left="0in" fo:margin-right="0in" fo:margin-top="0in" style:dynamic-spacing="true"/>
      </style:footer-style>
    </style:page-layout>
    <style:page-layout style:name="Mpm5">
      <style:page-layout-properties fo:page-width="8.2681in" fo:page-height="11.6929in" style:num-format="1" style:print-orientation="portrait" fo:margin-top="0.3543in" fo:margin-bottom="0.3543in" fo:margin-left="1in" fo:margin-right="1in" style:writing-mode="lr-tb" style:footnote-max-height="0in">
        <style:footnote-sep style:width="0.0071in" style:line-style="solid" style:adjustment="left" style:rel-width="33%" style:color="#000000"/>
      </style:page-layout-properties>
      <style:header-style>
        <style:header-footer-properties fo:min-height="0.1382in" fo:margin-left="0in" fo:margin-right="0in" fo:margin-bottom="0in" style:dynamic-spacing="true"/>
      </style:header-style>
      <style:footer-style>
        <style:header-footer-properties fo:min-height="0.313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7</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8</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9</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dc:subject>A handbook for post-16 staff and students at Acton High School</dc:subject>
    <meta:initial-creator>Hardip Mothada</meta:initial-creator>
    <meta:creation-date>2015-10-01T08:46:00Z</meta:creation-date>
    <dc:date>2015-10-19T15:01:41.317000000</dc:date>
    <meta:print-date>2012-08-03T12:32:00Z</meta:print-date>
    <meta:editing-cycles>11</meta:editing-cycles>
    <meta:editing-duration>PT2H14M34S</meta:editing-duration>
    <meta:document-statistic meta:table-count="0" meta:image-count="0" meta:object-count="0" meta:page-count="10" meta:paragraph-count="162" meta:word-count="795" meta:character-count="4954" meta:non-whitespace-character-count="4243"/>
    <meta:template xlink:type="simple" xlink:actuate="onRequest" xlink:title="" xlink:href="Normal"/>
  </office:meta>
</office:document-meta>
</file>